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9C4000009C439AFA37B58E0B5F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text-align="end" style:justify-single-word="false" fo:break-before="auto" fo:break-after="auto"/>
    </style:style>
    <style:style style:name="P3" style:family="paragraph" style:parent-style-name="Standard">
      <style:text-properties fo:color="#3d495c" fo:font-size="10pt" fo:language="pt" fo:country="BR" fo:background-color="#f9f9f9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color="#3d495c" fo:font-size="10pt" fo:language="pt" fo:country="BR" fo:background-color="#f9f9f9" style:font-size-asian="10pt" style:font-size-complex="10pt"/>
    </style:style>
    <style:style style:name="P5" style:family="paragraph" style:parent-style-name="Standard">
      <style:paragraph-properties fo:line-height="100%" fo:orphans="0" fo:widows="0"/>
      <style:text-properties fo:color="#3d495c" fo:font-size="8pt" fo:language="pt" fo:country="BR" officeooo:rsid="00120531" officeooo:paragraph-rsid="00120531" fo:background-color="#f9f9f9" style:font-size-asian="8pt" style:font-size-complex="8pt"/>
    </style:style>
    <style:style style:name="P6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8.5pt" fo:language="pt" fo:country="BR" style:font-name-asian="Arial1" style:font-size-asian="8.5pt" style:font-name-complex="Arial1" style:font-size-complex="8.5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fo:color="#000000" style:font-name="Arial" fo:font-size="10pt" fo:language="pt" fo:country="BR" fo:font-weight="bold" style:font-name-asian="Arial1" style:font-size-asian="10pt" style:font-weight-asian="bold" style:font-name-complex="Arial1" style:font-size-complex="10pt"/>
    </style:style>
    <style:style style:name="P8" style:family="paragraph" style:parent-style-name="Standard">
      <style:paragraph-properties fo:line-height="100%" fo:text-align="start" style:justify-single-word="false" fo:orphans="0" fo:widows="0"/>
      <style:text-properties fo:color="#000000" style:font-name="Arial" fo:font-size="10pt" fo:language="pt" fo:country="BR" fo:font-weight="bold" style:font-name-asian="Arial1" style:font-size-asian="10pt" style:font-weight-asian="bold" style:font-name-complex="Arial1" style:font-size-complex="10pt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000000" fo:font-size="10pt" fo:language="pt" fo:country="BR" fo:font-weight="bold" style:font-size-asian="10pt" style:font-weight-asian="bold" style:font-size-complex="10pt"/>
    </style:style>
    <style:style style:name="P10" style:family="paragraph" style:parent-style-name="Standard">
      <style:text-properties fo:language="pt" fo:country="BR"/>
    </style:style>
    <style:style style:name="P11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language="pt" fo:country="BR" fo:font-weight="bold" style:font-size-asian="10pt" style:font-weight-asian="bold" style:font-size-complex="10pt"/>
    </style:style>
    <style:style style:name="P12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language="pt" fo:country="BR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fo:font-size="10pt" fo:language="pt" fo:country="BR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10pt" fo:language="pt" fo:country="BR" fo:font-weight="bold" style:font-name-asian="Arial1" style:font-size-asian="10pt" style:font-weight-asian="bold" style:font-name-complex="Arial1" style:font-size-complex="10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style:font-name="Arial" fo:font-size="8.5pt" fo:language="pt" fo:country="BR" style:font-name-asian="Arial1" style:font-size-asian="8.5pt" style:font-name-complex="Arial1" style:font-size-complex="8.5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fo:font-size="8pt" fo:language="pt" fo:country="BR" officeooo:rsid="000af460" officeooo:paragraph-rsid="000af460" fo:background-color="#f9f9f9" style:font-size-asian="8pt" style:font-size-complex="8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pt" fo:country="BR" officeooo:paragraph-rsid="000af460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pt" fo:country="BR" officeooo:paragraph-rsid="000f4585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3d495c" fo:font-size="8pt" fo:language="pt" fo:country="BR" officeooo:rsid="000af460" officeooo:paragraph-rsid="000af460" fo:background-color="#f9f9f9" style:font-size-asian="8pt" style:font-size-complex="8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3d495c" fo:font-size="8pt" fo:language="pt" fo:country="BR" officeooo:rsid="000af460" officeooo:paragraph-rsid="00120531" fo:background-color="#f9f9f9" style:font-size-asian="8pt" style:font-size-complex="8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language="pt" fo:country="BR" officeooo:rsid="00137df2" officeooo:paragraph-rsid="00137df2"/>
    </style:style>
    <style:style style:name="P22" style:family="paragraph" style:parent-style-name="Title" style:master-page-name="First_20_Page">
      <style:paragraph-properties fo:margin-top="0cm" fo:margin-bottom="0.141cm" loext:contextual-spacing="false" fo:line-height="100%" style:page-number="1" fo:break-before="auto" fo:break-after="auto"/>
      <style:text-properties fo:language="pt" fo:country="BR"/>
    </style:style>
    <style:style style:name="P23" style:family="paragraph" style:parent-style-name="Standard">
      <style:paragraph-properties fo:line-height="100%" fo:orphans="0" fo:widows="0"/>
      <style:text-properties officeooo:paragraph-rsid="00120531"/>
    </style:style>
    <style:style style:name="P24" style:family="paragraph" style:parent-style-name="Standard">
      <style:paragraph-properties fo:line-height="100%" fo:orphans="0" fo:widows="0"/>
      <style:text-properties officeooo:paragraph-rsid="00183675"/>
    </style:style>
    <style:style style:name="P25" style:family="paragraph" style:parent-style-name="Standard">
      <style:paragraph-properties fo:break-before="auto" fo:break-after="auto"/>
      <style:text-properties fo:color="#6aa84f" fo:font-size="10pt" fo:language="pt" fo:country="BR" fo:font-weight="bold" fo:background-color="#f9f9f9" style:font-size-asian="10pt" style:font-weight-asian="bold" style:font-size-complex="10pt"/>
    </style:style>
    <style:style style:name="T1" style:family="text">
      <style:text-properties fo:color="#38761d"/>
    </style:style>
    <style:style style:name="T2" style:family="text">
      <style:text-properties fo:color="#38761d" fo:font-weight="bold" style:font-weight-asian="bold"/>
    </style:style>
    <style:style style:name="T3" style:family="text">
      <style:text-properties fo:color="#3d495c" fo:font-size="8pt" fo:background-color="#f9f9f9" loext:char-shading-value="0" style:font-size-asian="8pt" style:font-size-complex="8pt"/>
    </style:style>
    <style:style style:name="T4" style:family="text">
      <style:text-properties fo:color="#3d495c" fo:font-size="8pt" officeooo:rsid="000af460" fo:background-color="#f9f9f9" loext:char-shading-value="0" style:font-size-asian="8pt" style:font-size-complex="8pt"/>
    </style:style>
    <style:style style:name="T5" style:family="text">
      <style:text-properties fo:color="#3d495c" fo:font-size="8pt" officeooo:rsid="00105544" fo:background-color="#f9f9f9" loext:char-shading-value="0" style:font-size-asian="8pt" style:font-size-complex="8pt"/>
    </style:style>
    <style:style style:name="T6" style:family="text">
      <style:text-properties fo:color="#3d495c" fo:font-size="8pt" officeooo:rsid="000f4585" fo:background-color="#f9f9f9" loext:char-shading-value="0" style:font-size-asian="8pt" style:font-size-complex="8pt"/>
    </style:style>
    <style:style style:name="T7" style:family="text">
      <style:text-properties fo:color="#3d495c" fo:font-size="8pt" fo:language="pt" fo:country="BR" fo:background-color="#f9f9f9" loext:char-shading-value="0" style:font-size-asian="8pt" style:font-size-complex="8pt"/>
    </style:style>
    <style:style style:name="T8" style:family="text">
      <style:text-properties fo:color="#3d495c" fo:font-size="8pt" fo:language="pt" fo:country="BR" officeooo:rsid="00120531" fo:background-color="#f9f9f9" loext:char-shading-value="0" style:font-size-asian="8pt" style:font-size-complex="8pt"/>
    </style:style>
    <style:style style:name="T9" style:family="text">
      <style:text-properties fo:color="#3d495c" fo:font-size="8pt" fo:language="pt" fo:country="BR" officeooo:rsid="001639ec" fo:background-color="#f9f9f9" loext:char-shading-value="0" style:font-size-asian="8pt" style:font-size-complex="8pt"/>
    </style:style>
    <style:style style:name="T10" style:family="text">
      <style:text-properties fo:color="#3d495c" fo:font-size="8pt" fo:language="pt" fo:country="BR" officeooo:rsid="00183675" fo:background-color="#f9f9f9" loext:char-shading-value="0" style:font-size-asian="8pt" style:font-size-complex="8pt"/>
    </style:style>
    <style:style style:name="T11" style:family="text">
      <style:text-properties officeooo:rsid="000d7b4c"/>
    </style:style>
    <style:style style:name="T12" style:family="text">
      <style:text-properties officeooo:rsid="00120531"/>
    </style:style>
    <style:style style:name="T13" style:family="text">
      <style:text-properties officeooo:rsid="00183675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_11mi96v0td0u"/>Meu primeiro PDI na Trybe</text:p>
      <text:p text:style-name="P10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P10"/>
      <text:p text:style-name="P11">Nome: <text:span text:style-name="T12">Mário J. Silva Júnior</text:span></text:p>
      <text:p text:style-name="P11">Data de criação do PDI: <text:span text:style-name="T12">29/10/2021</text:span></text:p>
      <text:p text:style-name="P11">Turma/tribo: <text:span text:style-name="T12">XP/B <text:s/></text:span></text:p>
      <text:p text:style-name="P12"/>
      <text:p text:style-name="P25">PLANO DE DESENVOLVIMENTO INDIVIDUAL </text:p>
      <text:p text:style-name="P4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13">CURTO PRAZO - ENTRE OS MÓDULOS DE FUNDAMENTOS &amp; FRONT-END </text:p>
            <text:p text:style-name="P13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3"><text:s/>O quê:</text:p>
            <text:p text:style-name="P13"/>
            <text:p text:style-name="P6">Escreva aqui os seus objetivos.</text:p>
          </table:table-cell>
          <table:table-cell table:style-name="Table1.A1" office:value-type="string">
            <text:p text:style-name="P13">Por quê?</text:p>
            <text:p text:style-name="P13"/>
            <text:p text:style-name="P6">Justifique o motivo de esses objetivos serem os priorizados por você.</text:p>
          </table:table-cell>
          <table:table-cell table:style-name="Table1.A1" office:value-type="string">
            <text:p text:style-name="P13">Quando?</text:p>
            <text:p text:style-name="P6"/>
            <text:p text:style-name="P6">Cada objetivo deve ser previsto para realização em um determinado período</text:p>
          </table:table-cell>
          <table:table-cell table:style-name="Table1.A1" office:value-type="string">
            <text:p text:style-name="P13">Como?</text:p>
            <text:p text:style-name="P13"/>
            <text:p text:style-name="P6">O que você precisa fazer para atingir o objetivo traçado?</text:p>
          </table:table-cell>
          <table:table-cell table:style-name="Table1.A1" office:value-type="string">
            <text:p text:style-name="P14">Skill envolvida</text:p>
            <text:p text:style-name="P14"/>
            <text:p text:style-name="P15">Esse plano de ação está relacionado a hard skills ou soft skills? Nomeia a habilidade.</text:p>
          </table:table-cell>
          <table:table-cell table:style-name="Table1.A1" office:value-type="string">
            <text:p text:style-name="P14"/>
            <text:p text:style-name="P14"/>
            <text:p text:style-name="P14">Check-point 1</text:p>
            <text:p text:style-name="P14"/>
            <text:p text:style-name="P7"/>
          </table:table-cell>
          <table:table-cell table:style-name="Table1.A1" office:value-type="string">
            <text:p text:style-name="P14"/>
            <text:p text:style-name="P14"/>
            <text:p text:style-name="P14">Check-point 2</text:p>
          </table:table-cell>
        </table:table-row>
        <table:table-row table:style-name="Table1.3">
          <table:table-cell table:style-name="Table1.A3" office:value-type="string">
            <text:p text:style-name="P16">Estar consistente no ofício de trader.</text:p>
          </table:table-cell>
          <table:table-cell table:style-name="Table1.B3" office:value-type="string">
            <text:p text:style-name="P16">Conseguir me manter ao longo do curso da Trybe, sem precisar depreciar meu capital.</text:p>
          </table:table-cell>
          <table:table-cell table:style-name="Table1.C3" office:value-type="string">
            <text:p text:style-name="P17"><text:span text:style-name="T4">Inicialmente, até </text:span><text:span text:style-name="T5">Jan</text:span><text:span text:style-name="T4">/202</text:span><text:span text:style-name="T5">2</text:span><text:span text:style-name="T4">.</text:span></text:p>
          </table:table-cell>
          <table:table-cell table:style-name="Table1.D3" office:value-type="string">
            <text:p text:style-name="P16">Operando o Mercado (B3) e o respectivo ativo (Mini-Índice) todos os dias úteis, repetindo e respeitando a técnica operacional por mim desenvolvida, com o devido gerenciamento de risco do capital.</text:p>
          </table:table-cell>
          <table:table-cell table:style-name="Table1.E3" office:value-type="string">
            <text:p text:style-name="P16">Hard skills:</text:p>
            <text:p text:style-name="P19">- técnica operacional;</text:p>
            <text:p text:style-name="P19">- gerenciamento de risco do capital.</text:p>
            <text:p text:style-name="P19"/>
            <text:p text:style-name="P19">Soft skills:</text:p>
            <text:p text:style-name="P19">- disciplina;</text:p>
            <text:p text:style-name="P19">- inteligência e controle emocional;</text:p>
            <text:p text:style-name="P19">- <text:span text:style-name="T11">adequação comportamental.</text:span></text:p>
          </table:table-cell>
          <table:table-cell table:style-name="Table1.F3" office:value-type="string">
            <text:p text:style-name="P18"><text:span text:style-name="T5">Dez</text:span><text:span text:style-name="T6">/2021:</text:span></text:p>
            <text:p text:style-name="P21"><text:span text:style-name="T6">O </text:span><text:span text:style-name="T3">resultado foi negativo. O mês foi desafiador, baseado nos padrões que aconteceram até o mês anterior e eu não mantive a disciplina seja operacional, nem comportamental. Mas, a média dos últimos 4 meses foi positiva e válida.</text:span></text:p>
          </table:table-cell>
          <table:table-cell table:style-name="Table1.G3" office:value-type="string">
            <text:p text:style-name="P18"><text:span text:style-name="T5">Jan</text:span><text:span text:style-name="T6">/202</text:span><text:span text:style-name="T5">2</text:span><text:span text:style-name="T6">: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ext:soft-page-break/>
        <table:table-row table:style-name="Table2.1">
          <table:table-cell table:style-name="Table2.A1" table:number-columns-spanned="7" office:value-type="string">
            <text:p text:style-name="P9">MÉDIO PRAZO - ENTRE OS MÓDULOS DE FRONT-END &amp; BACK-END</text:p>
            <text:p text:style-name="P9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9"><text:s/>O quê:</text:p>
            <text:p text:style-name="P9"/>
            <text:p text:style-name="P6">Escreva aqui os seus objetivos.</text:p>
          </table:table-cell>
          <table:table-cell table:style-name="Table2.A1" office:value-type="string">
            <text:p text:style-name="P9">Por quê?</text:p>
            <text:p text:style-name="P9"/>
            <text:p text:style-name="P6">Justifique o motivo de esses objetivos serem os priorizados por você.</text:p>
          </table:table-cell>
          <table:table-cell table:style-name="Table2.A1" office:value-type="string">
            <text:p text:style-name="P9">Quando?</text:p>
            <text:p text:style-name="P6"/>
            <text:p text:style-name="P6">Cada objetivo deve ser previsto para realização em um determinado período.</text:p>
          </table:table-cell>
          <table:table-cell table:style-name="Table2.A1" office:value-type="string">
            <text:p text:style-name="P9">Como?</text:p>
            <text:p text:style-name="P9"/>
            <text:p text:style-name="P6">O que você precisa fazer para atingir o objetivo traçado?Qual a sua estratégia?</text:p>
          </table:table-cell>
          <table:table-cell table:style-name="Table2.A1" office:value-type="string">
            <text:p text:style-name="P7">Skill envolvida</text:p>
            <text:p text:style-name="P7"/>
            <text:p text:style-name="P6">Esse plano de ação está relacionado a hard skills ou soft skills? Nomeia a habilidade.</text:p>
          </table:table-cell>
          <table:table-cell table:style-name="Table2.A1" office:value-type="string">
            <text:p text:style-name="P7"/>
            <text:p text:style-name="P7"/>
            <text:p text:style-name="P7">Check-point 1</text:p>
            <text:p text:style-name="P7"/>
            <text:p text:style-name="P8"/>
          </table:table-cell>
          <table:table-cell table:style-name="Table2.A1" office:value-type="string">
            <text:p text:style-name="P7"/>
            <text:p text:style-name="P7"/>
            <text:p text:style-name="P7">Check-point 2</text:p>
          </table:table-cell>
        </table:table-row>
        <table:table-row table:style-name="Table2.3">
          <table:table-cell table:style-name="Table2.A3" office:value-type="string">
            <text:p text:style-name="P23"><text:span text:style-name="T8">Evoluir no curso Trybe, em linha com a evolução do curso e apresentando </text:span><text:span text:style-name="T9">as </text:span><text:span text:style-name="T8">notas, </text:span><text:span text:style-name="T9">pelo menos, suficientes </text:span><text:span text:style-name="T8">em cada Módulo/Projeto, </text:span><text:span text:style-name="T9">sendo sempre aprovado nos períodos regulares</text:span><text:span text:style-name="T8">;</text:span></text:p>
            <text:p text:style-name="P24"><text:span text:style-name="T10">Desenvolver o círculo de relacionamento com pessoas colaboradoras da XP (via LinkedIn) visando conhecer melhor o dia a dia da empresa e dessas pessoas, além de ficar sempre ligado nas necessidades da empresa.</text:span></text:p>
          </table:table-cell>
          <table:table-cell table:style-name="Table2.B3" office:value-type="string">
            <text:p text:style-name="P5">Para que eu tenha o desenvolvimento adequado <text:span text:style-name="T13">no curso da TRYBE</text:span> e consiga uma oportunidade de trabalho na XP Inc.</text:p>
          </table:table-cell>
          <table:table-cell table:style-name="Table2.C3" office:value-type="string">
            <text:p text:style-name="P5">Até o final do Curso.</text:p>
          </table:table-cell>
          <table:table-cell table:style-name="Table2.D3" office:value-type="string">
            <text:p text:style-name="P5">Seguir o plano de estudos por mim determinado, com preparação prévia diária e exercícios adicionais de reforço. Além de sempre cuidar para que não haja acúmulo de conteúdo não visto.</text:p>
          </table:table-cell>
          <table:table-cell table:style-name="Table2.E3" office:value-type="string">
            <text:p text:style-name="P20">Soft skills:</text:p>
            <text:p text:style-name="P20">- disciplina;</text:p>
            <text:p text:style-name="P20">- inteligência e controle emocional;</text:p>
            <text:p text:style-name="P20">- <text:span text:style-name="T12">autogestão;</text:span></text:p>
            <text:p text:style-name="P20">- <text:span text:style-name="T12">gestão do tempo;</text:span></text:p>
            <text:p text:style-name="P20">- <text:span text:style-name="T12">liderança.</text:span></text:p>
          </table:table-cell>
          <table:table-cell table:style-name="Table2.F3" office:value-type="string">
            <text:p text:style-name="P5">Abr/2022:</text:p>
          </table:table-cell>
          <table:table-cell table:style-name="Table2.G3" office:value-type="string">
            <text:p text:style-name="P5">Julho/2022: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Light" svg:font-family="'Epilogue Light'" style:font-family-generic="roman" style:font-pitch="variable"/>
    <style:font-face style:name="Epilogue Medium" svg:font-family="'Epilogue Medium'" style:font-family-generic="roman" style:font-pitch="variable"/>
    <style:font-face style:name="Epilogue SemiBold" svg:font-family="'Epilogue SemiBold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Epilogue1" svg:font-family="Epilogue" style:font-family-generic="system" style:font-pitch="variable"/>
    <style:font-face style:name="Epilogue ExtraBold1" svg:font-family="'Epilogue ExtraBold'" style:font-family-generic="system" style:font-pitch="variable"/>
    <style:font-face style:name="Epilogue Light1" svg:font-family="'Epilogue Light'" style:font-family-generic="system" style:font-pitch="variable"/>
    <style:font-face style:name="Epilogue Medium1" svg:font-family="'Epilogue Medium'" style:font-family-generic="system" style:font-pitch="variable"/>
    <style:font-face style:name="Epilogue SemiBold1" svg:font-family="'Epilogue SemiBold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3c4043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c4043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201000009C4000009C439AFA37B58E0B5FF.png" xlink:type="simple" xlink:show="embed" xlink:actuate="onLoad" loext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20T18:42:17.145622381</dc:date>
    <meta:editing-duration>PT38M34S</meta:editing-duration>
    <meta:editing-cycles>8</meta:editing-cycles>
    <meta:document-statistic meta:table-count="2" meta:image-count="1" meta:object-count="0" meta:page-count="2" meta:paragraph-count="64" meta:word-count="525" meta:character-count="3259" meta:non-whitespace-character-count="2790"/>
  </office:meta>
</office:document-meta>
</file>